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I am</text:h>
      <text:p text:style-name="Text_20_body">I am a great pillar of white smoke.<text:line-break/>I am Lot's nameless wife encased in salt.<text:line-break/>I am the wound on Christ's back as he moans<text:line-break/>with the pounding of a hammer on his wrist.<text:line-break/>I am the nail that holds my house together.<text:line-break/>It is a strong house, built on a good foundation.<text:line-break/>In the winter, it is warm and crawling things<text:line-break/>cannot get in. This house will never burn down.<text:line-break/>It is the house that I built, with my body<text:line-break/>and with my strength. I am the only one who lives<text:line-break/>here. I am both father and mother to a race<text:line-break/>of dust motes that worship me as a god. I have<text:line-break/>monuments built daily in my honor in dark<text:line-break/>corners around the house. I destroy all of them<text:line-break/>before I go to bed, but in the morning<text:line-break/>there are still more. I don't think I know<text:line-break/>where all of them are. I don't think I can get<text:line-break/>to all of them anymore. There are too ma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 am</dc:title>
  </office:meta>
</office:document-meta>
</file>